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2153" officeooo:paragraph-rsid="0021215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12153"/>
    </style:style>
    <style:style style:name="T6" style:family="text">
      <style:text-properties officeooo:rsid="00212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7th</text:span> of <text:span text:style-name="T6">J</text:span><text:span text:style-name="T5">anuary</text:span><text:span text:style-name="T4"> </text:span>202<text:span text:style-name="T5">6</text:span> under the <text:span text:style-name="T4">5</text:span><text:span text:style-name="T5">8</text:span><text:span text:style-name="T4">th</text:span> PA Meeting.</text:p>
      <text:p text:style-name="P1"/>
      <text:p text:style-name="P1">The Assembly, recognising the current situation,</text:p>
      <text:p text:style-name="P1"/>
      <text:p text:style-name="P4">Constitutes the need to implement the distant horizons mod plugin to pregenerate the files for those using the mods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eldegron</text:p>
      <text:p text:style-name="P4">wrac4242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8-1: To implement the distant horizons mod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9:11:06.392108794</dc:date>
    <meta:editing-duration>PT4M9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58" meta:character-count="385" meta:non-whitespace-character-count="338"/>
  </office:meta>
</office:document-meta>
</file>